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5B9BD5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4">
            <text:p>Число 1</text:p>
          </table:table-cell>
          <table:table-cell office:value-type="string" table:style-name="ce4">
            <text:p>Число 2</text:p>
          </table:table-cell>
          <table:table-cell office:value-type="string" table:style-name="ce5">
            <text:p>Модуль разницы Чисел 1 и 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myfunc([.C19];[.D19])" table:style-name="ce3">
            <text:p>#ИМЯ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formula="of:=myfunc([.C20];[.D20])" table:style-name="ce3">
            <text:p>#ИМЯ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myfunc([.C21];[.D21])" table:style-name="ce3">
            <text:p>#ИМЯ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0" table:formula="of:=myfunc([.C22];[.D22])" table:style-name="ce3">
            <text:p>#ИМЯ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myfunc([.C23];[.D23])" table:style-name="ce3">
            <text:p>#ИМЯ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myfunc([.C24];[.D24])" table:style-name="ce3">
            <text:p>#ИМЯ?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-PC</dc:creator>
    <meta:creation-date>2023-04-09T14:17:16Z</meta:creation-date>
    <dc:date>2023-05-02T13:14:17Z</dc:date>
    <meta:editing-cycles>16</meta:editing-cycles>
    <meta:editing-duration>PT2696S</meta:editing-duration>
  </office:meta>
</office:document-meta>
</file>